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medium-content-sans-serif-font" svg:font-family="medium-content-sans-serif-font, 'Lucida Grande', 'Lucida Sans Unicode', 'Lucida Sans', Geneva, Arial, sans-serif"/>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master-page-name="Standard">
      <style:paragraph-properties style:page-number="auto"/>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3">
      <style:text-properties fo:font-weight="normal" style:font-weight-asian="normal" style:font-weight-complex="normal"/>
    </style:style>
    <style:style style:name="P9" style:family="paragraph" style:parent-style-name="Standard" style:list-style-name="L4">
      <style:text-properties fo:font-weight="normal" style:font-weight-asian="normal" style:font-weight-complex="normal"/>
    </style:style>
    <style:style style:name="P10" style:family="paragraph" style:parent-style-name="Standard" style:list-style-name="L5">
      <style:text-properties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e split() =&gt;</text:span> method splits a String object into an array of string by separating the string into sub strings.</text:p>
      <text:p text:style-name="P1"><text:span text:style-name="T1">The reverse() =&gt; </text:span>method reverses an array in place. The first array element becomes the last and the last becomes the first.</text:p>
      <text:p text:style-name="P1"><text:span text:style-name="T1">The join() =&gt;</text:span> method joins all elements of an array into a string.</text:p>
      <text:p text:style-name="P1"><text:span text:style-name="T1">Slice() =&gt; </text:span>Return a portion of an existing array</text:p>
      <text:p text:style-name="P1">Call,Bind,and Apply = &gt; There are multiple ways to control the value of this, including the following:</text:p>
      <text:p text:style-name="P1"/>
      <text:list xml:id="list6345236002559969084" text:style-name="L1">
        <text:list-item>
          <text:p text:style-name="P6"><text:s/>storing a reference to this in another variable</text:p>
        </text:list-item>
      </text:list>
      <text:list xml:id="list3617906993225851113" text:style-name="L2">
        <text:list-item>
          <text:p text:style-name="P7"><text:s/>.call()</text:p>
        </text:list-item>
        <text:list-item>
          <text:p text:style-name="P7">.apply()</text:p>
        </text:list-item>
        <text:list-item>
          <text:p text:style-name="P7"><text:s/>.bind()</text:p>
        </text:list-item>
      </text:list>
      <text:p text:style-name="P1">var cat = {name:"Gus", color:"gray",age:15,</text:p>
      <text:p text:style-name="P1"><text:s text:c="3"/><text:span text:style-name="T1">printInfo</text:span>: function() {</text:p>
      <text:p text:style-name="P1"><text:s text:c="6"/>var that = this; //storing a reference to this in another variable</text:p>
      <text:p text:style-name="P1"><text:s text:c="6"/>console.log("Name:", this.name, "Color:", this.color, "Age:", this.age); <text:s/>/ /prints correctly</text:p>
      <text:p text:style-name="P1"><text:s text:c="7"/>nestedFunction = function() {</text:p>
      <text:p text:style-name="P1"><text:s text:c="9"/>console.log("Name:", that.name, "Color:", that.color, "Age:", that.age); //prints correctly</text:p>
      <text:p text:style-name="P1"><text:s text:c="6"/>}</text:p>
      <text:p text:style-name="P1"><text:s text:c="3"/>nestedFunction();</text:p>
      <text:p text:style-name="P1"><text:s text:c="3"/>}</text:p>
      <text:p text:style-name="P1">}</text:p>
      <text:p text:style-name="P1">cat.printInfo();</text:p>
      <text:p text:style-name="P1">var cat = {name:"Gus", color:"gray",age:15,</text:p>
      <text:p text:style-name="P1"><text:s text:c="3"/>printInfo: function() {</text:p>
      <text:p text:style-name="P1"><text:s text:c="6"/>console.log("Name:", this.name, "Color:", this.color, "Age:", this.age);</text:p>
      <text:p text:style-name="P1"><text:s text:c="6"/>nestedFunction = function() {</text:p>
      <text:p text:style-name="P1"><text:s text:c="7"/>console.log("Name:", this.name, "Color:", this.color, "Age:", this.age);</text:p>
      <text:p text:style-name="P1"><text:s text:c="6"/>}</text:p>
      <text:p text:style-name="P1"><text:s text:c="6"/>nestedFunction.call(this);</text:p>
      <text:p text:style-name="P1"><text:s text:c="6"/>nestedFunction.apply(this);</text:p>
      <text:p text:style-name="P1"><text:s text:c="5"/>var storeFunction = nestedFunction.bind(this);</text:p>
      <text:p text:style-name="P1"><text:s text:c="9"/>storeFunction();</text:p>
      <text:p text:style-name="P1"><text:s text:c="6"/>}</text:p>
      <text:p text:style-name="P1">}cat.printInfo();</text:p>
      <text:p text:style-name="P1">Focus on the first argument of each function: this. It refers to the cat object. nestedFunction()’s this refers to the cat object.</text:p>
      <text:p text:style-name="P1"><text:soft-page-break/><text:span text:style-name="T1">Arrow function =&gt; </text:span>an arrow function does not bind this. Instead, this is bound lexically (i.e. this keeps its meaning from its original context).</text:p>
      <text:p text:style-name="P1"/>
      <text:p text:style-name="P1"><text:span text:style-name="T1">spread =&gt; </text:span>The spread operator allows you to easily place an expanded version of an array into another array. <text:s/></text:p>
      <text:p text:style-name="P1">A common use case is to spread an array into the function arguments.</text:p>
      <text:p text:style-name="P1">var list = [1, 2];</text:p>
      <text:p text:style-name="P1">list = [...list, 3, 4];</text:p>
      <text:p text:style-name="P1">console.log(list); // [1,2,3,4]</text:p>
      <text:p text:style-name="P1"/>
      <text:p text:style-name="P1"><text:span text:style-name="T1">Object spread =&gt; </text:span>You can also spread an object into another object. A common use case is to simply add a property to an object without mutating the original:</text:p>
      <text:p text:style-name="P1">const point2D = {x: 1, y: 2};</text:p>
      <text:p text:style-name="P1">const point3D = {...point2D, z: 3}; //{x: 1, y: 2,z:3}</text:p>
      <text:p text:style-name="P1"/>
      <text:p text:style-name="P2">For objects, the order of where you put the spread matters.</text:p>
      <text:p text:style-name="P1">const point2D = {x: 1, y: 2};</text:p>
      <text:p text:style-name="P1">const anotherPoint3D = {x: 5, z: 4, ...point2D};</text:p>
      <text:p text:style-name="P1">console.log(anotherPoint3D); // {x: 1, y: 2, z: 4}</text:p>
      <text:p text:style-name="P1"/>
      <text:p text:style-name="P1"><text:span text:style-name="T1">Merged =&gt;</text:span> Another common use case is a simple shallow extend:</text:p>
      <text:p text:style-name="P1">const foo = {a: 1, b: 2, c: 0};</text:p>
      <text:p text:style-name="P1">const bar = {c: 1, d: 2};</text:p>
      <text:p text:style-name="P1">const fooBar = {...foo, ...bar}; //Merge foo and bar</text:p>
      <text:p text:style-name="P1"/>
      <text:p text:style-name="P1"><text:span text:style-name="T1">Object spread =&gt; <text:s/></text:span>You can also spread an object into another object. A common use case is to simply add a property to an object without mutating the original:</text:p>
      <text:p text:style-name="P1">const point2D = {x: 1, y: 2}; // Create a new object by using all the point2D props along with z */</text:p>
      <text:p text:style-name="P1">const point3D = {...point2D, z: 3};</text:p>
      <text:p text:style-name="P1"/>
      <text:p text:style-name="P1"><text:span text:style-name="T1">Multi-Line Strings =&gt;</text:span> In ES6 we have another way of defining strings, using the back-tick character `</text:p>
      <text:p text:style-name="P1">Template string =&gt; Template strings are a small change to JavaScript in ES6 but the convenience of multi-line strings and variable substitution is substantial. also known <text:s/>template literals ${}.</text:p>
      <text:p text:style-name="P1">const name = 'Ashok';</text:p>
      <text:p text:style-name="P1">const age = 42;</text:p>
      <text:p text:style-name="P1">const sentence = `My name ${name} is ${age} years old.';</text:p>
      <text:p text:style-name="P1">console.log(sentence);</text:p>
      <text:p text:style-name="P1"/>
      <text:p text:style-name="P1"><text:soft-page-break/><text:span text:style-name="T1">What is Scope <text:s/>=&gt;</text:span> <text:s/>Scope is the accessibility of variables, functions, and objects in some particular part of your code during runtime. In other words, scope determines the visibility of variables and other resources in areas of your code.</text:p>
      <text:p text:style-name="P1">In the JavaScript language there are two types of scopes:</text:p>
      <text:list xml:id="list7377862425674517238" text:style-name="L3">
        <text:list-item>
          <text:p text:style-name="P8">Global Scope</text:p>
        </text:list-item>
        <text:list-item>
          <text:p text:style-name="P8">Local Scope</text:p>
        </text:list-item>
      </text:list>
      <text:p text:style-name="P1">Variables defined inside a function are in local scope while variables defined outside of a function are in the global scope. Each function when invoked creates a new scope.</text:p>
      <text:p text:style-name="P1">// Global Scope</text:p>
      <text:p text:style-name="P1">function someFunction(){</text:p>
      <text:p text:style-name="P1"><text:s text:c="4"/>// Local Scope #1</text:p>
      <text:p text:style-name="P1"><text:s text:c="4"/>function someOtherFunction() {</text:p>
      <text:p text:style-name="P1"><text:s text:c="8"/>// Local Scope #2</text:p>
      <text:p text:style-name="P1"><text:s text:c="4"/>}</text:p>
      <text:p text:style-name="P1">}</text:p>
      <text:p text:style-name="P1"/>
      <text:p text:style-name="P1"><text:span text:style-name="T1">Block Statements =&gt;</text:span> Block statements like if and switch conditions or for and while loops, unlike functions, don't create a new scope. </text:p>
      <text:p text:style-name="P1">Variables defined inside of a block statement will remain in the scope they were already in.</text:p>
      <text:p text:style-name="P1">if (true){ <text:s text:c="3"/>// this 'if' conditional block doesn't create a new scope</text:p>
      <text:p text:style-name="P1"><text:s text:c="4"/>var name = 'Ashok kumar'; // name is still in the global scope</text:p>
      <text:p text:style-name="P1">}</text:p>
      <text:p text:style-name="P1">console.log(name); <text:s text:c="2"/>// logs 'Ashok kumar'</text:p>
      <text:p text:style-name="P1"/>
      <text:p text:style-name="P1"><text:span text:style-name="T1">lexical scope =&gt; </text:span>function scope of outer function === lexical scope of inner function.</text:p>
      <text:p text:style-name="P1">or</text:p>
      <text:p text:style-name="P1"><text:span text:style-name="T1">Lexical Scope =&gt; </text:span>Lexical Scope means that in a nested group of functions, the inner functions have access to the variables and other resources of their parent scope. </text:p>
      <text:p text:style-name="P1">This means that the child functions are lexically bound to the execution context of their parents. Lexical scope is sometimes also referred to as Static Scope.</text:p>
      <text:p text:style-name="P1">function <text:span text:style-name="T1">grandfather</text:span>(){</text:p>
      <text:p text:style-name="P1"><text:s text:c="4"/>var name = 'Ashok'; <text:s text:c="3"/><text:tab/>// likes is not accessible here</text:p>
      <text:p text:style-name="P1"><text:s text:c="4"/>function <text:span text:style-name="T1">parent</text:span>() { <text:s text:c="4"/>// name is accessible here <text:s/>&amp; likes is not accessible here</text:p>
      <text:p text:style-name="P1"><text:s text:c="8"/>function <text:span text:style-name="T1">child</text:span>() { <text:s text:c="3"/>// Innermost level of the scope chain &amp; <text:s/>name is also accessible here</text:p>
      <text:p text:style-name="P1"><text:s text:c="12"/>var likes = 'Coding';</text:p>
      <text:p text:style-name="P1"><text:s text:c="8"/>}</text:p>
      <text:p text:style-name="P1"><text:s text:c="4"/>}</text:p>
      <text:p text:style-name="P1">}</text:p>
      <text:p text:style-name="P1"><text:soft-page-break/><text:span text:style-name="T1">Template strings =&gt; </text:span>TypeScript now supports ES6 template strings. These are an easy way to embed arbitrary expressions in strings:</text:p>
      <text:p text:style-name="P1"/>
      <text:p text:style-name="P1"><text:span text:style-name="T1">Object Destructuring =&gt;</text:span> JavaScript expression that allows us to extract data from arrays, objects, maps and sets. It allows us to extract properties from an object or items from an array, multiple at a time.</text:p>
      <text:p text:style-name="P1">const person ={first: 'Ashok',last: 'Kumar'};</text:p>
      <text:p text:style-name="P1">const first = person.first; <text:s text:c="2"/>//normal javascript way</text:p>
      <text:p text:style-name="P1">const { first, last } = person; <text:s text:c="2"/>//Object Destructuring es6 way</text:p>
      <text:p text:style-name="P1">console.log(first) <text:s text:c="3"/>// Ashok</text:p>
      <text:p text:style-name="P1"/>
      <text:p text:style-name="P1">Let’s say we have some deeply nested data like we might get back from a JSON api:</text:p>
      <text:p text:style-name="P1">const wes ={ <text:s text:c="2"/>first:'Ashok',</text:p>
      <text:p text:style-name="P1"><text:s text:c="2"/>links:{</text:p>
      <text:p text:style-name="P1"><text:s text:c="4"/>social: {</text:p>
      <text:p text:style-name="P1"><text:s text:c="6"/>twitter: 'https://twitter.com/wesbos',</text:p>
      <text:p text:style-name="P1"><text:s text:c="6"/>facebook: 'https://facebook.com/wesbos.developer',</text:p>
      <text:p text:style-name="P1"><text:s text:c="4"/>},</text:p>
      <text:p text:style-name="P1"><text:s text:c="4"/>web: {</text:p>
      <text:p text:style-name="P1"><text:s text:c="6"/>blog: 'https://wesbos.com'</text:p>
      <text:p text:style-name="P1"><text:s text:c="4"/>}</text:p>
      <text:p text:style-name="P1"><text:s text:c="2"/>}</text:p>
      <text:p text:style-name="P1">};</text:p>
      <text:p text:style-name="P1">const <text:span text:style-name="T1">twitter</text:span> = wes.links.social.twitter; <text:s text:c="11"/>//normal javascript way</text:p>
      <text:p text:style-name="P1">const { twitter, facebook } = wes.links.social; <text:s text:c="3"/>//Object Destructuring es6 way</text:p>
      <text:p text:style-name="P1"/>
      <text:p text:style-name="P1"><text:span text:style-name="T1">Combining with Destructuring Renaming =&gt;</text:span> In my last post we learned that we can destrucutre and rename varaibles at the same time with something like.</text:p>
      <text:p text:style-name="P1">const person ={ <text:s/>first: 'Ashok kumar', <text:s/>last: 'Bos',};</text:p>
      <text:p text:style-name="P1">const { first: firstName } = person;</text:p>
      <text:p text:style-name="P1">console.log(firstName); <text:s text:c="9"/>// <text:s/>Ashok kumar</text:p>
      <text:p text:style-name="P2">First we create a new const var called middleName.</text:p>
      <text:p text:style-name="P1">Next we look for person.middle. If there was a person.middle property, it would be put into the middleName variable.</text:p>
      <text:p text:style-name="P1">There isn’t a middle property on our person object, so we fall back to the default of Super Rad.</text:p>
      <text:p text:style-name="P1"><text:span text:style-name="T1">var =&gt; </text:span>We now know that var is function scope,</text:p>
      <text:p text:style-name="P1"><text:span text:style-name="T1">let &amp; const =&gt; l</text:span>et and const are block scope, let and const is that const variables cannot be updated.</text:p>
      <text:p text:style-name="P1"><text:span text:style-name="T1"><text:s/>let =&gt; </text:span>The let statement declares a block scope local variable, optionally initializing it to a value.</text:p>
      <text:p text:style-name="P1"><text:soft-page-break/><text:s/>let <text:span text:style-name="T1">x</text:span> = 1;</text:p>
      <text:p text:style-name="P1"><text:tab/>if (x === 1) { </text:p>
      <text:p text:style-name="P1"><text:tab/>let x = 2;</text:p>
      <text:p text:style-name="P1"><text:tab/>console.log(x); <text:s text:c="13"/><text:span text:style-name="T1">output will be: </text:span>2</text:p>
      <text:p text:style-name="P1">}</text:p>
      <text:p text:style-name="P1">console.log(x); <text:s text:c="7"/><text:span text:style-name="T1">output will be:1;</text:span></text:p>
      <text:p text:style-name="P2"/>
      <text:p text:style-name="P1"><text:span text:style-name="T1">Rest parameters =&gt; </text:span>A function can be called with any number of arguments, no matter how it is defined.</text:p>
      <text:p text:style-name="P1"/>
      <text:p text:style-name="P1"><text:span text:style-name="T1">rest parameter =&gt; </text:span>The rest parameter syntax allows us to represent an indefinite number of arguments as an array.</text:p>
      <text:p text:style-name="P1"/>
      <text:p text:style-name="P1"><text:span text:style-name="T1">restParameter</text:span>(...thisArg){ <text:s text:c="2"/>//<text:span text:style-name="T1">Functions Rest Parameters </text:span></text:p>
      <text:p text:style-name="P1"><text:s text:c="3"/>return thisArg.reduce((total, amount) =&gt; total + amount); </text:p>
      <text:p text:style-name="P1">}</text:p>
      <text:p text:style-name="P1">console.log(restParameter(2,3,5)) <text:s/>//10</text:p>
      <text:p text:style-name="P1"/>
      <text:p text:style-name="P1">function <text:span text:style-name="T1">myFunction</text:span>() {</text:p>
      <text:p text:style-name="P1"><text:s text:c="2"/>for(var i in arguments){</text:p>
      <text:p text:style-name="P1"><text:s text:c="4"/>console.log(arguments[i]);</text:p>
      <text:p text:style-name="P1"><text:s text:c="2"/>}</text:p>
      <text:p text:style-name="P1">}</text:p>
      <text:p text:style-name="P1">var params = [10, 15];</text:p>
      <text:p text:style-name="P1"><text:span text:style-name="T1">myFunction</text:span>(5, ...params, 20, ...[25]); <text:s text:c="3"/>// 5 10 15 20 25</text:p>
      <text:p text:style-name="P1"/>
      <text:p text:style-name="P1">var myArray = [5, 10, 50];</text:p>
      <text:p text:style-name="P1">Math.max(myArray); // Error: NaN</text:p>
      <text:p text:style-name="P1">Math.max.apply(Math, myArray); <text:s text:c="3"/>// 50</text:p>
      <text:p text:style-name="P1">The Math.max() method doesn’t support arrays; it accepts only number</text:p>
      <text:p text:style-name="P1"/>
      <text:p text:style-name="P1">function <text:span text:style-name="T1">sum</text:span>(...numbers) {</text:p>
      <text:p text:style-name="P1"><text:s text:c="4"/>return numbers.reduce((previous, current) =&gt; previous + current);</text:p>
      <text:p text:style-name="P1">}</text:p>
      <text:p text:style-name="P1">console.log(<text:span text:style-name="T1">sum</text:span>(5, 10, 15, 100));</text:p>
      <text:p text:style-name="P1"/>
      <text:p text:style-name="P3"/>
      <text:p text:style-name="P2"><text:soft-page-break/><text:span text:style-name="T3">Difference between rest parameters and the arguments object =&gt; </text:span><text:span text:style-name="T2">There are three main </text:span></text:p>
      <text:p text:style-name="P1">differences between rest parameters and the arguments object:</text:p>
      <text:list xml:id="list4441233319900895579" text:style-name="L4">
        <text:list-item>
          <text:p text:style-name="P9">rest parameters are only the ones that haven't been given a separate name (i.e. formally defined in function expression), while the arguments object contains all arguments passed to the function;</text:p>
        </text:list-item>
        <text:list-item>
          <text:p text:style-name="P9">the arguments object is not a real array, while rest parameters are Array instances, meaning methods like sort, map, forEach or pop can be applied on it directly.</text:p>
        </text:list-item>
        <text:list-item>
          <text:p text:style-name="P9">the arguments object has additional functionality specific to itself (like the callee property).</text:p>
        </text:list-item>
      </text:list>
      <text:p text:style-name="P1"/>
      <text:p text:style-name="P2">what is difference between argument and parameter javascript</text:p>
      <text:list xml:id="list8691129787621118257" text:style-name="L5">
        <text:list-item>
          <text:p text:style-name="P10">A parameter is a variable in a method definition. When a method is called, the arguments are the data you pass into the method's parameters.</text:p>
        </text:list-item>
        <text:list-item>
          <text:p text:style-name="P10">Parameter is variable in the declaration of function. Argument is the actual value of this variable that gets passed to function.</text:p>
        </text:list-item>
      </text:list>
      <text:p text:style-name="P1"/>
      <text:p text:style-name="P1"><text:span text:style-name="T1">Number : number =&gt; </text:span>Double precision 64-bit floating point values. It can be used to represent both, integers and fractions.</text:p>
      <text:p text:style-name="P1"><text:span text:style-name="T1">String : string =&gt;</text:span> Represents a sequence of Unicode characters</text:p>
      <text:p text:style-name="P1"><text:span text:style-name="T1">Boolean : boolean =&gt;</text:span> Represents logical values, true and false</text:p>
      <text:p text:style-name="P1"><text:span text:style-name="T1">Void : void <text:s/>=&gt; </text:span>Used on function return types to represent non-returning functions</text:p>
      <text:p text:style-name="P1"><text:span text:style-name="T1">Null : null <text:s/>=&gt; </text:span>Represents an intentional absence of an object value.</text:p>
      <text:p text:style-name="P1"><text:span text:style-name="T1">Undefined : undefined <text:s/>=&gt; </text:span>Denotes value given to all uninitialized variables</text:p>
      <text:p text:style-name="P1"><text:span text:style-name="T1"/></text:p>
      <text:p text:style-name="P1"><text:span text:style-name="T1">Function =&gt; </text:span>Function is a block of code which is execute between curly brace start and curly brace end. Functions are the building blocks of readable, maintainable, and reusable code. A function is a set of statements to perform a specific task. Functions organize the program into logical blocks of code.</text:p>
      <text:p text:style-name="P1">A function declaration tells the compiler about a function's name, return type, and parameters.</text:p>
      <text:p text:style-name="P1"><text:span text:style-name="T1">Rest Parameters =&gt; </text:span>Rest parameters are similar to variable arguments in Java. Rest parameters don’t restrict the number of values that you can pass to a function. However, the values passed must all be of the same type.</text:p>
      <text:p text:style-name="P1">function addNumbers(...nums:number[]) { <text:s/></text:p>
      <text:p text:style-name="P1"><text:s text:c="3"/>var i; <text:s text:c="3"/>var sum:number = 0; </text:p>
      <text:p text:style-name="P1"><text:s text:c="3"/>for(i = 0;i&lt;nums.length;i++) { </text:p>
      <text:p text:style-name="P1"><text:s text:c="6"/>sum = sum + nums[i]; </text:p>
      <text:p text:style-name="P1"><text:s text:c="3"/>} </text:p>
      <text:p text:style-name="P1"><text:s text:c="3"/>console.log("sum of the numbers",sum) </text:p>
      <text:p text:style-name="P1">} </text:p>
      <text:p text:style-name="P1">addNumbers(1,2,3) </text:p>
      <text:p text:style-name="P1">addNumbers(10,10,10,10,10)</text:p>
      <text:p text:style-name="P1"><text:soft-page-break/>const <text:span text:style-name="T1">student</text:span> = {</text:p>
      <text:p text:style-name="P1"><text:s text:c="4"/>name:' Ashok kumar', age: 16,</text:p>
      <text:p text:style-name="P1"><text:s text:c="3"/>scores:{maths: 74,english: 63, science: 85 }</text:p>
      <text:p text:style-name="P1">};</text:p>
      <text:p text:style-name="P1">function <text:span text:style-name="T1">displaySummary</text:span>(student) {</text:p>
      <text:p text:style-name="P1"><text:s text:c="4"/>console.log('Hello, ' + student.name);</text:p>
      <text:p text:style-name="P1"><text:s text:c="4"/>console.log('Your Maths score is ' + (student.scores.maths || 0));</text:p>
      <text:p text:style-name="P1"><text:s/>}</text:p>
      <text:p text:style-name="P1"/>
      <text:p text:style-name="P2">What is Destructuring =&gt; <text:span text:style-name="T2">Destructuring simply implies breaking down a complex structure into simpler parts. In JavaScript, this complex structure is usually an object or an array. Destructuring syntax can be used for variable declaration or variable assignment.</text:span></text:p>
      <text:p text:style-name="P1"/>
      <text:p text:style-name="P1">function <text:span text:style-name="T1">displaySummary</text:span>( {<text:span text:style-name="T1">name</text:span>, <text:span text:style-name="T1">scores</text:span>:{maths=0,english=0,science=0}} ) {</text:p>
      <text:p text:style-name="P1"><text:s text:c="4"/>console.log('Hello, ' + name);</text:p>
      <text:p text:style-name="P1"><text:s text:c="4"/>console.log('Your Maths score is ' + maths);</text:p>
      <text:p text:style-name="P1"><text:s text:c="4"/>console.log('Your English score is ' + english);</text:p>
      <text:p text:style-name="P1"><text:s text:c="4"/>console.log('Your Science score is ' + science);</text:p>
      <text:p text:style-name="P1">}</text:p>
      <text:p text:style-name="P1"/>
      <text:p text:style-name="P1"><text:span text:style-name="T1">Object Destructuring =&gt; </text:span>you use an object literal on the left-hand-side of an assignment expression for object destructuring. Here is a basic snippet:</text:p>
      <text:p text:style-name="P1">const <text:span text:style-name="T1">student</text:span> ={firstname: 'Ashok',lastname: 'Kumar', country: 'India'};</text:p>
      <text:p text:style-name="P2">Object Destructuring</text:p>
      <text:p text:style-name="P1">const { firstname, lastname, country } = student;</text:p>
      <text:p text:style-name="P1">console.log(firstname, lastname, country); <text:s text:c="2"/><text:span text:style-name="T1">Will be result:</text:span> Ashok Kumar India</text:p>
      <text:p text:style-name="P1"/>
      <text:p text:style-name="P1"><text:s/>Initialize local variables</text:p>
      <text:p text:style-name="P1">let country = 'Canada'; <text:s/>let firstname = 'John'; <text:s/>let lastname = 'Doe';</text:p>
      <text:p text:style-name="P1">const <text:span text:style-name="T1">student</text:span> ={firstname: 'Ashok',lastname: 'Kumar', country: 'India'}; </text:p>
      <text:p text:style-name="P1"/>
      <text:p text:style-name="P1"><text:span text:style-name="T1">Comment : </text:span>Reassign firstname and lastname using destructuring . Enclose in a pair of parentheses, since this is an assignment expression</text:p>
      <text:p text:style-name="P1"><text:tab/>({ firstname, lastname } = student ); <text:s text:c="3"/>country remains <text:span text:style-name="T1">unchanged</text:span> (Canada)</text:p>
      <text:p text:style-name="P1">console.log(firstname, lastname, country); <text:s/><text:span text:style-name="T1">Will be result:</text:span> Ashok Kumar Canada;</text:p>
      <text:p text:style-name="P1"/>
      <text:p text:style-name="P1"/>
      <text:p text:style-name="P1"/>
      <text:p text:style-name="P2"><text:soft-page-break/>Default Values =&gt; <text:s/><text:span text:style-name="T2">You can pass default values that will be assigned to such variables instead of undefined. Here is a simple example.</text:span></text:p>
      <text:p text:style-name="P1"/>
      <text:p text:style-name="P1">const <text:span text:style-name="T1">person</text:span> = { name: 'Ashok kumar', country: 'India'}; <text:s text:c="3"/></text:p>
      <text:p text:style-name="P1">const { name, country, age = 25 } = person; <text:s text:c="2"/><text:span text:style-name="T1">Comment:</text:span> Assign default value of 25 to age if undefined</text:p>
      <text:p text:style-name="P1"><text:span text:style-name="T1">Comment:</text:span> Here I am using ES6 template literals</text:p>
      <text:p text:style-name="P1">console.log(`I am ${name} from ${country} and I am ${age} years old.`);</text:p>
      <text:p text:style-name="P1"><text:span text:style-name="T1">Result will be :</text:span>I am John Doe from India and I am 25 years old.'</text:p>
      <text:p text:style-name="P1"/>
      <text:p text:style-name="P1"><text:span text:style-name="T1">Using Different Variable Names =&gt; </text:span>we have been assigning to variables that have the same name as the corresponding object key. You can assign to a different variable name using this syntax: [object_key]:[variable_name]. </text:p>
      <text:p text:style-name="P1">You can also pass default values using the syntax: [object_key]:[variable_name] = [default_value]. Here is a simple example.</text:p>
      <text:p text:style-name="P1"/>
      <text:p text:style-name="P1">const <text:span text:style-name="T1">person</text:span> = { name: 'Ashok kumar', country: 'India'}; <text:s text:c="3"/></text:p>
      <text:p text:style-name="P1"><text:span text:style-name="T1">Comment:</text:span> <text:s/>Assign default value of 25 to years if age key is undefined</text:p>
      <text:p text:style-name="P1">const { name: fullname, country: place, age: years = 25 } = person;</text:p>
      <text:p text:style-name="P1"><text:span text:style-name="T1">Comment:</text:span> Here I am using ES6 template literals</text:p>
      <text:p text:style-name="P1">console.log(`I am ${fullname} from ${place} and I am ${years} years old.`);</text:p>
      <text:p text:style-name="P1"/>
      <text:p text:style-name="P1"><text:span text:style-name="T1">Result will be:</text:span> I am John Doe from India <text:s/>and I am 25 years old.'</text:p>
      <text:p text:style-name="Standard"><text:span text:style-name="T1"/></text:p>
      <text:p text:style-name="Standard"><text:span text:style-name="T1">Swapping Variables =&gt; </text:span>One very nice application of array destructuring is in swapping local variables. Imagine you are building a photo manipulation app and you want to be able to swap the height and width dimensions of a photo when the orientation of the photo is switched between landscape and portrait.</text:p>
      <text:p text:style-name="Standard"/>
      <text:p text:style-name="Standard"><text:s/>let <text:span text:style-name="T1">width</text:span> = 300; <text:s/>let <text:span text:style-name="T1">height</text:span> = 400;</text:p>
      <text:p text:style-name="Standard">const <text:span text:style-name="T1">landscape</text:span> = true;</text:p>
      <text:p text:style-name="Standard">console.log(`${width} x ${height}`); <text:s/>// 300 x 400</text:p>
      <text:p text:style-name="Standard">if (landscape) { <text:span text:style-name="T1"><text:s text:c="2"/>comment: </text:span><text:s/>An extra variable needed to copy initial width</text:p>
      <text:p text:style-name="Standard"><text:s text:c="4"/>let <text:span text:style-name="T1">initialWidth</text:span> = width;</text:p>
      <text:p text:style-name="Standard"><text:s text:c="4"/>width = height; <text:s text:c="4"/>-- <text:span text:style-name="T1">comment: <text:s/></text:span>Swap the variables</text:p>
      <text:p text:style-name="Standard"><text:s text:c="4"/>height = initialWidth; <text:s/><text:span text:style-name="T1"><text:s text:c="2"/>-- comment: <text:s/></text:span><text:s/>height is assigned the copied width value</text:p>
      <text:p text:style-name="Standard"><text:s text:c="4"/>console.log(`${width} x ${height}`); <text:s text:c="3"/><text:span text:style-name="T1">Result will be:</text:span><text:span text:style-name="T2"> </text:span>400 x 300</text:p>
      <text:p text:style-name="Standard">}</text:p>
      <text:p text:style-name="P1">The above code snippet performs the task, although we had to use an additional variable to copy the value of one of the swapped variables. With array destructuring, we can perform the swap with a <text:soft-page-break/>single assignment statement. The following snippet shows how array destructuring can be used to achieve this.</text:p>
      <text:p text:style-name="P1"/>
      <text:p text:style-name="P1">let <text:span text:style-name="T1">width</text:span> = 300; let <text:span text:style-name="T1">height</text:span> = 400;</text:p>
      <text:p text:style-name="P1">const <text:span text:style-name="T1">landscape</text:span> = true;</text:p>
      <text:p text:style-name="P1">console.log(`${width} x ${height}`); // 300 x 400</text:p>
      <text:p text:style-name="P1">if (landscape) {</text:p>
      <text:p text:style-name="P1"><text:s text:c="4"/>[width, height] = [height, width]; <text:s text:c="2"/>-- <text:span text:style-name="T1">comment: <text:s/></text:span>Swap the variables</text:p>
      <text:p text:style-name="P1"><text:s text:c="4"/>console.log(`${width} x ${height}`); <text:s/><text:span text:style-name="T1">Result will be:</text:span> 400 x 300</text:p>
      <text:p text:style-name="P1">}</text:p>
      <text:p text:style-name="P2">Rest Items =&gt; <text:span text:style-name="T2">Sometimes you may want to assign some items to variables, while ensuring that the remaining items are captured (assigned to another local variable). The new spread operator (...) added in ES6 can be used with destructuring to achieve this. Here is a quick example.</text:span></text:p>
      <text:p text:style-name="P1"/>
      <text:p text:style-name="P1">onst <text:span text:style-name="T1">rainbow</text:span> = ['red', 'orange', 'yellow', 'green', 'blue', 'indigo', 'violet'];</text:p>
      <text:p text:style-name="P1"><text:span text:style-name="T1">Comment:</text:span> <text:s/>Assign the first and third items to red and yellow <text:s/>&amp; Assign the remaining items to otherColors variable using the spread operator(...)</text:p>
      <text:p text:style-name="P1">const [red,, yellow, ...otherColors] = rainbow;</text:p>
      <text:p text:style-name="P1">console.log(otherColors); // ['green', 'blue', 'indigo', 'violet']</text:p>
      <text:p text:style-name="P2">Destructured Function Parameters = &gt; <text:span text:style-name="T2">Destructuring can also be applied on function parameters to extract values and assign them to local variables. Note however that the destructured parameter cannot be omitted (it is required) otherwise it throws an error. </text:span></text:p>
      <text:p text:style-name="P1">const <text:span text:style-name="T1">student</text:span> = {</text:p>
      <text:p text:style-name="P1"><text:tab/>name:'Ashok kumar',age: 16,</text:p>
      <text:p text:style-name="P1"><text:tab/>scores:{maths:74,english:63}</text:p>
      <text:p text:style-name="P1">}; </text:p>
      <text:p text:style-name="P1"><text:span text:style-name="T1">Comment: </text:span>Without Destructuring</text:p>
      <text:p text:style-name="P1">function <text:span text:style-name="T1">displaySummary</text:span>(student) {</text:p>
      <text:p text:style-name="P1"><text:s text:c="4"/>console.log('Hello, ' + student.name);</text:p>
      <text:p text:style-name="P1"><text:s text:c="4"/>console.log('Your Maths score is ' + (student.scores.maths || 0));</text:p>
      <text:p text:style-name="P1"><text:s text:c="4"/>console.log('Your English score is ' + (student.scores.english || 0));</text:p>
      <text:p text:style-name="P1">}</text:p>
      <text:p text:style-name="P1"><text:s/><text:span text:style-name="T1">Comment: </text:span>With Destructuring</text:p>
      <text:p text:style-name="P1">function displaySummary({name, scores: { maths = 0, english = 0, science = 0 }}) {</text:p>
      <text:p text:style-name="P1"><text:s text:c="4"/>console.log('Hello, ' + name);</text:p>
      <text:p text:style-name="P1"><text:s text:c="4"/>console.log('Your Maths score is ' + maths);</text:p>
      <text:p text:style-name="P1"><text:s text:c="4"/>console.log('Your English score is ' + english);</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medium-content-sans-serif-font" svg:font-family="medium-content-sans-serif-font, 'Lucida Grande', 'Lucida Sans Unicode', 'Lucida Sans', Geneva, Arial, sans-serif"/>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165</meta:editing-cycles>
    <meta:creation-date>2017-06-16T11:30:00</meta:creation-date>
    <dc:date>2018-04-30T19:40:16.56</dc:date>
    <meta:editing-duration>PT20H51M6S</meta:editing-duration>
    <meta:generator>OpenOffice/4.1.3$Win32 OpenOffice.org_project/413m1$Build-9783</meta:generator>
    <meta:print-date>2018-01-22T13:59:36.07</meta:print-date>
    <meta:document-statistic meta:table-count="0" meta:image-count="0" meta:object-count="0" meta:page-count="9" meta:paragraph-count="252" meta:word-count="2397" meta:character-count="154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